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f1831" officeooo:paragraph-rsid="000f1831"/>
    </style:style>
    <style:style style:name="P2" style:family="paragraph" style:parent-style-name="Standard">
      <style:text-properties style:font-name="Liberation Mono" fo:font-size="11pt" officeooo:rsid="000f1831" officeooo:paragraph-rsid="000f1831" style:font-size-asian="11pt" style:font-size-complex="11pt"/>
    </style:style>
    <style:style style:name="P3" style:family="paragraph" style:parent-style-name="Standard">
      <style:text-properties style:font-name="Liberation Mono" fo:font-size="11pt" officeooo:rsid="000ffd5d" officeooo:paragraph-rsid="000ffd5d" style:font-size-asian="11pt" style:font-size-complex="11pt"/>
    </style:style>
    <style:style style:name="P4" style:family="paragraph" style:parent-style-name="Standard">
      <style:text-properties style:font-name="Liberation Mono" fo:font-size="11pt" fo:font-weight="normal" officeooo:rsid="000ffd5d" officeooo:paragraph-rsid="000ffd5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Liberation Mono" fo:font-size="11pt" fo:font-weight="normal" officeooo:rsid="000ffd5d" officeooo:paragraph-rsid="000ffd5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ans" officeooo:rsid="000f1831" officeooo:paragraph-rsid="000f1831"/>
    </style:style>
    <style:style style:name="P7" style:family="paragraph" style:parent-style-name="Standard">
      <style:text-properties style:font-name="Liberation Sans" fo:font-size="18pt" fo:font-weight="bold" officeooo:rsid="000f1831" officeooo:paragraph-rsid="000f1831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beration Sans" officeooo:rsid="000ffd5d" officeooo:paragraph-rsid="000ffd5d"/>
    </style:style>
    <style:style style:name="P9" style:family="paragraph" style:parent-style-name="Standard">
      <style:text-properties style:font-name="Liberation Sans" fo:font-size="11pt" officeooo:rsid="000ffd5d" officeooo:paragraph-rsid="000ffd5d" style:font-size-asian="11pt" style:font-size-complex="11pt"/>
    </style:style>
    <style:style style:name="P10" style:family="paragraph" style:parent-style-name="Standard">
      <style:text-properties style:font-name="Liberation Sans" fo:font-weight="normal" officeooo:rsid="000ffd5d" officeooo:paragraph-rsid="000ffd5d" style:font-weight-asian="normal" style:font-weight-complex="normal"/>
    </style:style>
    <style:style style:name="P11" style:family="paragraph" style:parent-style-name="Standard">
      <style:text-properties style:font-name="Liberation Sans" fo:font-size="12pt" fo:font-weight="normal" officeooo:rsid="000ffd5d" officeooo:paragraph-rsid="000ffd5d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weight="bold" officeooo:rsid="000ffd5d" officeooo:paragraph-rsid="000ffd5d" style:font-weight-asian="bold" style:font-weight-complex="bold"/>
    </style:style>
    <style:style style:name="P13" style:family="paragraph" style:parent-style-name="Standard">
      <style:text-properties style:font-name="Liberation Sans" officeooo:rsid="000f1831" officeooo:paragraph-rsid="000f1831"/>
    </style:style>
    <style:style style:name="P14" style:family="paragraph" style:parent-style-name="Standard">
      <style:text-properties style:font-name="Liberation Sans" officeooo:rsid="00134dc0" officeooo:paragraph-rsid="00134dc0"/>
    </style:style>
    <style:style style:name="P15" style:family="paragraph" style:parent-style-name="Standard">
      <style:text-properties style:font-name="Liberation Sans" fo:font-size="12pt" fo:font-weight="normal" officeooo:rsid="000ffd5d" officeooo:paragraph-rsid="000ffd5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1pt" fo:font-weight="normal" officeooo:rsid="000ffd5d" officeooo:paragraph-rsid="000ffd5d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dc0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34dc0" style:font-style-asian="normal" style:font-weight-asian="bold" style:font-style-complex="normal" style:font-weight-complex="bold"/>
    </style:style>
    <style:style style:name="T5" style:family="text">
      <style:text-properties officeooo:rsid="0012c473"/>
    </style:style>
    <style:style style:name="T6" style:family="text">
      <style:text-properties officeooo:rsid="00134dc0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1pt" style:font-size-asian="11pt" style:font-size-complex="11pt"/>
    </style:style>
    <style:style style:name="T9" style:family="text">
      <style:text-properties style:font-name="Liberation Mono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tapa <text:span text:style-name="T5">5</text:span>: <text:span text:style-name="T5">Validações</text:span></text:p>
      <text:p text:style-name="P6"/>
      <text:p text:style-name="P6"><text:span text:style-name="T2">1</text:span>.Vá até o projeto <text:span text:style-name="T2">Formulario</text:span><text:span text:style-name="T6"> para modificá-lo</text:span></text:p>
      <text:p text:style-name="P1"/>
      <text:p text:style-name="P2">cd Formulario</text:p>
      <text:p text:style-name="P6"/>
      <text:p text:style-name="P14"><text:span text:style-name="T1">2</text:span>. Digite <text:span text:style-name="T9">Code .</text:span></text:p>
      <text:p text:style-name="P14"/>
      <text:p text:style-name="P14"><text:span text:style-name="T1">3</text:span>. Agora com o Visual Studio Code aberto, abra o <text:span text:style-name="T1">forms.py</text:span></text:p>
      <text:p text:style-name="P14"><text:span text:style-name="T1"/></text:p>
      <text:p text:style-name="P11"><text:span text:style-name="T2">4</text:span>. Em <text:span text:style-name="T1">forms.py</text:span>, <text:span text:style-name="T6">subtitua todo o código pelo que está abaixo</text:span></text:p>
      <text:p text:style-name="P11"/>
      <text:p text:style-name="P5">from django import forms</text:p>
      <text:p text:style-name="P5">from django.forms import RadioSelect</text:p>
      <text:p text:style-name="P5"/>
      <text:p text:style-name="P5"><text:s text:c="3"/></text:p>
      <text:p text:style-name="P5">class FormularioForm(forms.Form):</text:p>
      <text:p text:style-name="P5"><text:s text:c="4"/>select_choices = [</text:p>
      <text:p text:style-name="P5"><text:s text:c="8"/>("", "Selecione..."),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radio_choices = [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text_field = forms.CharField(max_length=255, min_length=2,</text:p>
      <text:p text:style-name="P5"><text:s text:c="33"/>label = "Nome ")</text:p>
      <text:p text:style-name="P5"><text:s text:c="4"/>integer_field = forms.IntegerField(min_value=0, max_value=1000, label = "Idade ")</text:p>
      <text:p text:style-name="P5"><text:s text:c="4"/>boolean_field = forms.BooleanField(required=True, label = "Estuda? ")</text:p>
      <text:p text:style-name="P5"><text:s text:c="4"/>select_field = forms.ChoiceField(required=True, choices=select_choices,</text:p>
      <text:p text:style-name="P5"><text:s text:c="37"/>label = "Opções de Select ")</text:p>
      <text:p text:style-name="P5"><text:s text:c="4"/>radio_field = forms.ChoiceField(required=True, choices=radio_choices,</text:p>
      <text:p text:style-name="P5"><text:s text:c="36"/>label = "Opções de Radio ",</text:p>
      <text:p text:style-name="P5"><text:s text:c="38"/>widget=forms.RadioSelect)</text:p>
      <text:p text:style-name="P11"/>
      <text:p text:style-name="P11"><text:span text:style-name="T4">5</text:span>. Salve o projeto, rode o programa e verifique as funcionalidades</text:p>
      <text:p text:style-name="P11"/>
      <text:p text:style-name="P5">python3 manage.py runserver 8080</text:p>
      <text:p text:style-name="P5"/>
      <text:p text:style-name="P5">http://127.0.0.1:808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27:21.524843762</meta:creation-date>
    <dc:date>2024-03-26T20:29:58.935278823</dc:date>
    <meta:editing-duration>PT21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140" meta:character-count="1297" meta:non-whitespace-character-count="950"/>
  </office:meta>
</office:document-meta>
</file>